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page-number="0"/>
    </style:style>
    <style:style style:name="P3" style:parent-style-name="NoSpacing" style:family="paragraph">
      <style:paragraph-properties fo:text-align="end"/>
    </style:style>
    <style:style style:name="T4" style:parent-style-name="DefaultParagraphFont" style:family="text">
      <style:text-properties fo:color="#595959" fo:font-size="14pt" style:font-size-asian="14pt" style:font-size-complex="14pt"/>
    </style:style>
    <style:style style:name="P5" style:parent-style-name="NoSpacing" style:family="paragraph">
      <style:paragraph-properties fo:text-align="end"/>
    </style:style>
    <style:style style:name="T6" style:parent-style-name="DefaultParagraphFont" style:family="text">
      <style:text-properties fo:color="#595959" fo:font-size="9pt" style:font-size-asian="9pt" style:font-size-complex="9pt"/>
    </style:style>
    <style:style style:name="P7" style:parent-style-name="Normal" style:family="paragraph">
      <style:paragraph-properties fo:text-align="end"/>
    </style:style>
    <style:style style:name="T8" style:parent-style-name="DefaultParagraphFont" style:family="text">
      <style:text-properties fo:text-transform="uppercase" fo:color="#156082" fo:font-size="32pt" style:font-size-asian="32pt" style:font-size-complex="32pt"/>
    </style:style>
    <style:style style:name="P9" style:parent-style-name="Normal" style:family="paragraph">
      <style:paragraph-properties fo:text-align="end"/>
    </style:style>
    <style:style style:name="T10" style:parent-style-name="DefaultParagraphFont" style:family="text">
      <style:text-properties fo:color="#404040" fo:font-size="18pt" style:font-size-asian="18pt" style:font-size-complex="18pt"/>
    </style:style>
    <style:style style:name="T11" style:parent-style-name="DefaultParagraphFont" style:family="text">
      <style:text-properties fo:color="#404040" fo:font-size="18pt" style:font-size-asian="18pt" style:font-size-complex="18pt"/>
    </style:style>
    <style:style style:name="T12" style:parent-style-name="DefaultParagraphFont" style:family="text">
      <style:text-properties fo:color="#404040" fo:font-size="18pt" style:font-size-asian="18pt" style:font-size-complex="18pt"/>
    </style:style>
    <style:style style:name="P13" style:parent-style-name="Normal" style:family="paragraph">
      <style:paragraph-properties fo:break-before="page"/>
    </style:style>
    <style:style style:name="P14" style:parent-style-name="Normal" style:family="paragraph">
      <style:paragraph-properties fo:break-before="page"/>
    </style:style>
    <style:style style:family="graphic" style:name="a0">
      <style:graphic-properties draw:fill="solid" draw:fill-color="#156082"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52" text:anchor-type="paragraph" svg:x="0.25069in" svg:y="8.99792in" svg:width="7.99861in" svg:height="1.00278in" style:rel-width="scale" style:rel-height="scale"><draw:text-box><text:p text:style-name="P3"><text:span text:style-name="T4">Malamski,Dimitar D.S.</text:span></text:p><text:p text:style-name="P5"><text:span text:style-name="T6">mitemalamata@gmail.com</text:span></text:p></draw:text-box><svg:title/><svg:desc/></draw:frame><draw:frame draw:z-index="251659264" draw:id="id4" draw:style-name="a5" draw:name="Text Box 54" text:anchor-type="paragraph" svg:x="0.25069in" svg:y="3.3in" svg:width="7.99861in" svg:height="3.98611in" style:rel-width="scale" style:rel-height="scale"><draw:text-box><text:p text:style-name="P7"><text:span text:style-name="T8">Project Proposal</text:span></text:p><text:p text:style-name="P9"><text:span text:style-name="T10">Challenge: Fashion Outfit Recommendation</text:span><text:span text:style-name="T11"><text:s/>with the use of AI</text:span><text:span text:style-name="T12"><text:s/></text:span></text:p></draw:text-box><svg:title/><svg:desc/></draw:frame></text:p>
      <text:p text:style-name="P13"/>
      <text:p text:style-name="Normal"/>
      <text:p text:style-name="P14"/>
      <text:soft-page-break/>
      <text:h text:style-name="Heading1" text:outline-level="1">Introduction</text:h>
      <text:p text:style-name="Normal">This project explores the idea of building a machine learning system that can recommend compatible fashion items based on an input clothing item or a partial outfit. The challenge focuses on learning how clothing items relate to each other inside visually coherent outfits. The project is intended as a recommendation-oriented machine learning challenge and will be developed iteratively.</text:p>
      <text:h text:style-name="Heading1" text:outline-level="1">What?</text:h>
      <text:p text:style-name="Normal">The goal of this project is to develop a machine learning-based fashion recommendation system that suggests clothing items which are visually and stylistically compatible with a given item. Instead of predicting a single class label, the project focuses on learning compatibility relationships between fashion items and using them to generate useful recommendations.</text:p>
      <text:h text:style-name="Heading1" text:outline-level="1">Why?</text:h>
      <text:p text:style-name="Normal">This project is relevant because outfit recommendation is a practical problem in digital fashion platforms, online shopping, and personalized user experiences. A system that can suggest matching items may help users explore outfit ideas more efficiently and support more interactive recommendation experiences.<text:line-break/><text:line-break/>I chose this project because I wanted to explore a machine learning challenge that is different from my previous classification-based work. My last project focused on structured tabular data and predictive modeling, while this challenge allows me to work with images, recommendation logic, and a more creative real-world problem. I<text:s/>also am interested in fashion myself, so this challenge is also personal.</text:p>
      <text:h text:style-name="Heading1" text:outline-level="1">Who?</text:h>
      <text:p text:style-name="Normal">The project is relevant for users who are looking for outfit inspiration, online fashion retailers that want to improve recommendation features, and developers or researchers interested in recommendation systems and visual machine learning. These groups represent both the user-facing and technical sides of the challenge.</text:p>
      <text:h text:style-name="Heading1" text:outline-level="1">When?</text:h>
      <text:p text:style-name="Normal">The project will be developed iteratively over the course of the challenge period and is expected to end at the final delivery date set for the project<text:s/>– 21.06.2026. The work will be divided into multiple iterations. The first iteration focuses on problem definition, data understanding, and feasibility validation. The second iteration focuses on preprocessing and the development of a baseline approach. The third iteration focuses on recommendation logic, compatibility learning, and evaluation. The final iteration focuses on refinement, interpretation, documentation, and presentation of the final result.</text:p>
      <text:soft-page-break/>
      <text:h text:style-name="Heading1" text:outline-level="1">How?</text:h>
      <text:p text:style-name="Normal">The project will approach the challenge as a recommendation and compatibility learning task. The system will use fashion item information to learn which items tend to fit together within outfits. Based on this learned structure, the system should be able to recommend compatible items for a given input item or help complete a partial outfit. The approach will be developed step by step, beginning with a simpler baseline and improving it through later iterations.</text:p>
      <text:h text:style-name="Heading1" text:outline-level="1">Data Requirements</text:h>
      <text:p text:style-name="Normal">The project requires data that contains fashion item images together with information that makes relationships between items observable. This includes item-level identifiers, clothing categories, and outfit groupings that show which items belong together. To make training and evaluation possible, the data should contain enough examples of different outfits and item combinations. Additional metadata, such as semantic categories or item descriptions, can further support the recommendation process.</text:p>
      <text:h text:style-name="Heading1" text:outline-level="1">Risks and Limitations</text:h>
      <text:p text:style-name="Normal">This project has several limitations. Fashion compatibility is partly subjective, which means that more than one recommendation may be valid for the same input item. Another limitation is that available data may reflect only certain styles, categories, or trends, which can influence model behavior. In addition, the project scope can grow quickly if too many aspects are included at once, such as style, occasion, season, and personalization. For this reason, the first version of the project will keep the scope focused.</text:p>
      <text:h text:style-name="Heading1" text:outline-level="1">AI Usage and Prompt Transparency</text:h>
      <text:p text:style-name="Normal">AI tools were used to support brainstorming, structuring, and improving the wording of this document. Prompts were used to help organize the proposal and refine the explanation of the project idea. Final decisions about the project direction, feasibility, and written content were reviewed and adjusted by 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Proposal</dc:title>
    <dc:description/>
    <dc:subject>Challenge: Fashion Outfit Recommendation with the use of AI</dc:subject>
    <meta:initial-creator>Malamski,Dimitar D.S.</meta:initial-creator>
    <dc:creator>Malamski,Dimitar D.S.</dc:creator>
    <meta:creation-date>2026-04-07T16:35:00Z</meta:creation-date>
    <dc:date>2026-04-07T16:55:00Z</dc:date>
    <meta:template xlink:href="Normal.dotm" xlink:type="simple"/>
    <meta:editing-cycles>16</meta:editing-cycles>
    <meta:editing-duration>PT1200S</meta:editing-duration>
    <meta:document-statistic meta:page-count="4" meta:paragraph-count="8" meta:word-count="646" meta:character-count="4323" meta:row-count="30" meta:non-whitespace-character-count="3685"/>
  </office:meta>
</office:document-meta>
</file>